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9" style:family="paragraph" style:parent-style-name="Heading">
      <style:paragraph-properties fo:text-align="center" style:justify-single-word="false"/>
    </style:style>
    <style:style style:name="P10"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5"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1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9" style:family="paragraph" style:parent-style-name="WW-Default">
      <style:text-properties fo:font-style="italic" style:font-style-asian="italic" style:font-name-complex="Tahoma1" style:language-complex="none" style:country-complex="none" style:font-style-complex="italic"/>
    </style:style>
    <style:style style:name="P20" style:family="paragraph" style:parent-style-name="Heading_20_2">
      <style:paragraph-properties>
        <style:tab-stops>
          <style:tab-stop style:position="0cm"/>
        </style:tab-stops>
      </style:paragraph-properties>
      <style:text-properties style:language-complex="none" style:country-complex="none"/>
    </style:style>
    <style:style style:name="P2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2" style:family="paragraph" style:parent-style-name="WW-Default">
      <style:paragraph-properties>
        <style:tab-stops>
          <style:tab-stop style:position="0cm"/>
        </style:tab-stops>
      </style:paragraph-properties>
      <style:text-properties style:language-complex="none" style:country-complex="none"/>
    </style:style>
    <style:style style:name="P23"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2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25"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26" style:family="paragraph" style:parent-style-name="Heading_20_2">
      <style:paragraph-properties fo:break-before="page"/>
    </style:style>
    <style:style style:name="P27" style:family="paragraph" style:parent-style-name="WW-Default" style:list-style-name="L3">
      <style:text-properties style:font-name-complex="Tahoma1" style:language-complex="none" style:country-complex="none"/>
    </style:style>
    <style:style style:name="P28" style:family="paragraph" style:parent-style-name="Heading_20_1">
      <style:paragraph-properties fo:break-before="page"/>
      <style:text-properties style:language-complex="none" style:country-complex="none"/>
    </style:style>
    <style:style style:name="P29"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0"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T1" style:family="text">
      <style:text-properties style:text-underline-style="none"/>
    </style:style>
    <style:style style:name="T2" style:family="text">
      <style:text-properties fo:font-size="40pt" style:font-size-asian="40pt" style:font-size-complex="40pt" style:language-complex="none" style:country-complex="none"/>
    </style:style>
    <style:style style:name="T3" style:family="text">
      <style:text-properties fo:font-size="40pt" fo:font-weight="bold" style:font-size-asian="40pt" style:font-weight-asian="bold" style:font-size-complex="40pt" style:language-complex="none"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background-color="transparen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55957728">
          <text:deletion>
            <office:change-info>
              <dc:creator>G V</dc:creator>
              <dc:date>2006-03-29T18:14:00</dc:date>
            </office:change-info>
            <text:h text:style-name="P1" text:outline-level="2">a</text:h>
          </text:deletion>
        </text:changed-region>
        <text:changed-region text:id="ct55957592">
          <text:deletion>
            <office:change-info>
              <dc:creator>G V</dc:creator>
              <dc:date>2006-03-29T18:14:00</dc:date>
            </office:change-info>
            <text:h text:style-name="P2" text:outline-level="2">Version 0.01b by XorfacX</text:h>
            <text:p text:style-name="P3">Specifications corrected to reflect game code.</text:p>
          </text:deletion>
        </text:changed-region>
        <text:changed-region text:id="ct55958000">
          <text:insertion>
            <office:change-info>
              <dc:creator>G V</dc:creator>
              <dc:date>2006-03-29T17:31:00</dc:date>
            </office:change-info>
          </text:insertion>
        </text:changed-region>
        <text:changed-region text:id="ct55958136">
          <text:insertion>
            <office:change-info>
              <dc:creator>G V</dc:creator>
              <dc:date>2006-03-29T17:32:00</dc:date>
            </office:change-info>
          </text:insertion>
        </text:changed-region>
        <text:changed-region text:id="ct55959768">
          <text:insertion>
            <office:change-info>
              <dc:creator>G V</dc:creator>
              <dc:date>2006-03-29T17:33:00</dc:date>
            </office:change-info>
          </text:insertion>
        </text:changed-region>
        <text:changed-region text:id="ct55959872">
          <text:insertion>
            <office:change-info>
              <dc:creator>G V</dc:creator>
              <dc:date>2006-03-29T17:34:00</dc:date>
            </office:change-info>
          </text:insertion>
        </text:changed-region>
        <text:changed-region text:id="ct55956256">
          <text:insertion>
            <office:change-info>
              <dc:creator>G V</dc:creator>
              <dc:date>2006-03-29T17:35:00</dc:date>
            </office:change-info>
          </text:insertion>
        </text:changed-region>
        <text:changed-region text:id="ct55954520">
          <text:insertion>
            <office:change-info>
              <dc:creator>G V</dc:creator>
              <dc:date>2006-04-03T00:02:00</dc:date>
            </office:change-info>
          </text:insertion>
        </text:changed-region>
        <text:changed-region text:id="ct55956152">
          <text:insertion>
            <office:change-info>
              <dc:creator>G V</dc:creator>
              <dc:date>2006-04-03T00:03:00</dc:date>
            </office:change-info>
          </text:insertion>
        </text:changed-region>
        <text:changed-region text:id="ct55952520">
          <text:insertion>
            <office:change-info>
              <dc:creator>G V</dc:creator>
              <dc:date>2006-03-29T17:37:00</dc:date>
            </office:change-info>
          </text:insertion>
        </text:changed-region>
        <text:changed-region text:id="ct55957216">
          <text:insertion>
            <office:change-info>
              <dc:creator>G V</dc:creator>
              <dc:date>2006-03-29T17:37:00</dc:date>
            </office:change-info>
          </text:insertion>
        </text:changed-region>
        <text:changed-region text:id="ct55957320">
          <text:insertion>
            <office:change-info>
              <dc:creator>G V</dc:creator>
              <dc:date>2006-03-29T17:38:00</dc:date>
            </office:change-info>
          </text:insertion>
        </text:changed-region>
        <text:changed-region text:id="ct55957456">
          <text:insertion>
            <office:change-info>
              <dc:creator>G V</dc:creator>
              <dc:date>2006-03-29T17:35:00</dc:date>
            </office:change-info>
          </text:insertion>
        </text:changed-region>
        <text:changed-region text:id="ct55961280">
          <text:insertion>
            <office:change-info>
              <dc:creator>G V</dc:creator>
              <dc:date>2006-03-29T17:36:00</dc:date>
            </office:change-info>
          </text:insertion>
        </text:changed-region>
        <text:changed-region text:id="ct55961144">
          <text:deletion>
            <office:change-info>
              <dc:creator>G V</dc:creator>
              <dc:date>2006-03-29T17:35:00</dc:date>
            </office:change-info>
            <text:p text:style-name="P4">test</text:p>
          </text:deletion>
        </text:changed-region>
        <text:changed-region text:id="ct55954384">
          <text:deletion>
            <office:change-info>
              <dc:creator>G V</dc:creator>
              <dc:date>2006-03-29T17:38:00</dc:date>
            </office:change-info>
            <text:p text:style-name="P4"><text:span text:style-name="T1">, implement user's inputs and test user interfaces. Local keyboard definition </text:span></text:p>
          </text:deletion>
        </text:changed-region>
        <text:changed-region text:id="ct55960936">
          <text:deletion>
            <office:change-info>
              <dc:creator>G V</dc:creator>
              <dc:date>2006-03-29T17:36:00</dc:date>
            </office:change-info>
            <text:p text:style-name="P4"><text:span text:style-name="T1">(french, english, ...) </text:span></text:p>
          </text:deletion>
        </text:changed-region>
        <text:changed-region text:id="ct55961040">
          <text:deletion>
            <office:change-info>
              <dc:creator>G V</dc:creator>
              <dc:date>2006-03-29T17:38:00</dc:date>
            </office:change-info>
            <text:p text:style-name="P4"><text:span text:style-name="T1">will be managed.</text:span></text:p>
          </text:deletion>
        </text:changed-region>
        <text:changed-region text:id="ct55954248">
          <text:insertion>
            <office:change-info>
              <dc:creator>G V</dc:creator>
              <dc:date>2006-03-29T17:38:00</dc:date>
            </office:change-info>
          </text:insertion>
        </text:changed-region>
        <text:changed-region text:id="ct55954112">
          <text:insertion>
            <office:change-info>
              <dc:creator>G V</dc:creator>
              <dc:date>2006-03-29T17:39:00</dc:date>
            </office:change-info>
          </text:insertion>
        </text:changed-region>
        <text:changed-region text:id="ct55954656">
          <text:insertion>
            <office:change-info>
              <dc:creator>G V</dc:creator>
              <dc:date>2006-03-29T17:40:00</dc:date>
            </office:change-info>
          </text:insertion>
        </text:changed-region>
        <text:changed-region text:id="ct55953976">
          <text:insertion>
            <office:change-info>
              <dc:creator>G V</dc:creator>
              <dc:date>2006-03-29T17:41:00</dc:date>
            </office:change-info>
          </text:insertion>
        </text:changed-region>
        <text:changed-region text:id="ct55953840">
          <text:insertion>
            <office:change-info>
              <dc:creator>G V</dc:creator>
              <dc:date>2006-03-29T17:40:00</dc:date>
            </office:change-info>
          </text:insertion>
        </text:changed-region>
        <text:changed-region text:id="ct55953704">
          <text:insertion>
            <office:change-info>
              <dc:creator>G V</dc:creator>
              <dc:date>2006-03-29T17:41:00</dc:date>
            </office:change-info>
          </text:insertion>
        </text:changed-region>
        <text:changed-region text:id="ct55953600">
          <text:insertion>
            <office:change-info>
              <dc:creator>G V</dc:creator>
              <dc:date>2006-03-29T17:44:00</dc:date>
            </office:change-info>
          </text:insertion>
        </text:changed-region>
        <text:changed-region text:id="ct55949176">
          <text:insertion>
            <office:change-info>
              <dc:creator>G V</dc:creator>
              <dc:date>2006-03-29T17:44:00</dc:date>
            </office:change-info>
          </text:insertion>
        </text:changed-region>
        <text:changed-region text:id="ct55952416">
          <text:insertion>
            <office:change-info>
              <dc:creator>G V</dc:creator>
              <dc:date>2006-03-29T17:45:00</dc:date>
            </office:change-info>
          </text:insertion>
        </text:changed-region>
        <text:changed-region text:id="ct55952312">
          <text:insertion>
            <office:change-info>
              <dc:creator>G V</dc:creator>
              <dc:date>2006-03-29T17:43:00</dc:date>
            </office:change-info>
          </text:insertion>
        </text:changed-region>
        <text:changed-region text:id="ct55952208">
          <text:insertion>
            <office:change-info>
              <dc:creator>G V</dc:creator>
              <dc:date>2006-03-29T17:41:00</dc:date>
            </office:change-info>
          </text:insertion>
        </text:changed-region>
        <text:changed-region text:id="ct55952104">
          <text:insertion>
            <office:change-info>
              <dc:creator>G V</dc:creator>
              <dc:date>2006-03-29T17:42:00</dc:date>
            </office:change-info>
          </text:insertion>
        </text:changed-region>
        <text:changed-region text:id="ct55952640">
          <text:insertion>
            <office:change-info>
              <dc:creator>G V</dc:creator>
              <dc:date>2006-03-29T17:43:00</dc:date>
            </office:change-info>
          </text:insertion>
        </text:changed-region>
        <text:changed-region text:id="ct55950144">
          <text:insertion>
            <office:change-info>
              <dc:creator>G V</dc:creator>
              <dc:date>2006-03-29T17:44:00</dc:date>
            </office:change-info>
          </text:insertion>
        </text:changed-region>
        <text:changed-region text:id="ct55949688">
          <text:insertion>
            <office:change-info>
              <dc:creator>G V</dc:creator>
              <dc:date>2006-03-29T17:45:00</dc:date>
            </office:change-info>
          </text:insertion>
        </text:changed-region>
        <text:changed-region text:id="ct55949536">
          <text:deletion>
            <office:change-info>
              <dc:creator>G V</dc:creator>
              <dc:date>2006-03-29T17:46:00</dc:date>
            </office:change-info>
            <text:p text:style-name="P5">The battlefield will be a simple sprite repeated exactly on all the screen except on the status bar.</text:p>
          </text:deletion>
        </text:changed-region>
        <text:changed-region text:id="ct55949384">
          <text:insertion>
            <office:change-info>
              <dc:creator>G V</dc:creator>
              <dc:date>2006-04-02T23:50:00</dc:date>
            </office:change-info>
          </text:insertion>
        </text:changed-region>
        <text:changed-region text:id="ct55949280">
          <text:insertion>
            <office:change-info>
              <dc:creator>G V</dc:creator>
              <dc:date>2006-04-02T23:54:00</dc:date>
            </office:change-info>
          </text:insertion>
        </text:changed-region>
        <text:changed-region text:id="ct55949040">
          <text:insertion>
            <office:change-info>
              <dc:creator>G V</dc:creator>
              <dc:date>2006-04-02T23:55:00</dc:date>
            </office:change-info>
          </text:insertion>
        </text:changed-region>
        <text:changed-region text:id="ct55948888">
          <text:insertion>
            <office:change-info>
              <dc:creator>G V</dc:creator>
              <dc:date>2006-04-02T23:57:00</dc:date>
            </office:change-info>
          </text:insertion>
        </text:changed-region>
        <text:changed-region text:id="ct55938296">
          <text:insertion>
            <office:change-info>
              <dc:creator>G V</dc:creator>
              <dc:date>2006-03-29T17:46:00</dc:date>
            </office:change-info>
          </text:insertion>
        </text:changed-region>
        <text:changed-region text:id="ct55938160">
          <text:insertion>
            <office:change-info>
              <dc:creator>G V</dc:creator>
              <dc:date>2006-03-29T17:47:00</dc:date>
            </office:change-info>
          </text:insertion>
        </text:changed-region>
        <text:changed-region text:id="ct55938056">
          <text:insertion>
            <office:change-info>
              <dc:creator>G V</dc:creator>
              <dc:date>2006-03-29T17:56:00</dc:date>
            </office:change-info>
          </text:insertion>
        </text:changed-region>
        <text:changed-region text:id="ct55939456">
          <text:insertion>
            <office:change-info>
              <dc:creator>G V</dc:creator>
              <dc:date>2006-03-29T17:57:00</dc:date>
            </office:change-info>
          </text:insertion>
        </text:changed-region>
        <text:changed-region text:id="ct55939320">
          <text:insertion>
            <office:change-info>
              <dc:creator>G V</dc:creator>
              <dc:date>2006-04-02T23:59:00</dc:date>
            </office:change-info>
          </text:insertion>
        </text:changed-region>
        <text:changed-region text:id="ct55939184">
          <text:insertion>
            <office:change-info>
              <dc:creator>G V</dc:creator>
              <dc:date>2006-04-03</dc:date>
            </office:change-info>
          </text:insertion>
        </text:changed-region>
        <text:changed-region text:id="ct55939048">
          <text:insertion>
            <office:change-info>
              <dc:creator>G V</dc:creator>
              <dc:date>2006-03-29T17:57:00</dc:date>
            </office:change-info>
          </text:insertion>
        </text:changed-region>
        <text:changed-region text:id="ct55938776">
          <text:insertion>
            <office:change-info>
              <dc:creator>G V</dc:creator>
              <dc:date>2006-03-29T17:57:00</dc:date>
            </office:change-info>
          </text:insertion>
        </text:changed-region>
        <text:changed-region text:id="ct55938640">
          <text:insertion>
            <office:change-info>
              <dc:creator>G V</dc:creator>
              <dc:date>2006-03-29T17:57:00</dc:date>
            </office:change-info>
          </text:insertion>
        </text:changed-region>
        <text:changed-region text:id="ct55938504">
          <text:insertion>
            <office:change-info>
              <dc:creator>G V</dc:creator>
              <dc:date>2006-03-29T17:58:00</dc:date>
            </office:change-info>
          </text:insertion>
        </text:changed-region>
        <text:changed-region text:id="ct55934224">
          <text:insertion>
            <office:change-info>
              <dc:creator>G V</dc:creator>
              <dc:date>2006-03-29T17:58:00</dc:date>
            </office:change-info>
          </text:insertion>
        </text:changed-region>
        <text:changed-region text:id="ct55896808">
          <text:insertion>
            <office:change-info>
              <dc:creator>G V</dc:creator>
              <dc:date>2006-03-29T17:59:00</dc:date>
            </office:change-info>
          </text:insertion>
        </text:changed-region>
        <text:changed-region text:id="ct55933952">
          <text:insertion>
            <office:change-info>
              <dc:creator>G V</dc:creator>
              <dc:date>2006-03-29T18:00:00</dc:date>
            </office:change-info>
          </text:insertion>
        </text:changed-region>
        <text:changed-region text:id="ct55977920">
          <text:deletion>
            <office:change-info>
              <dc:creator>G V</dc:creator>
              <dc:date>2006-03-29T18:07:00</dc:date>
            </office:change-info>
            <text:p text:style-name="P6">They</text:p>
          </text:deletion>
        </text:changed-region>
        <text:changed-region text:id="ct55977816">
          <text:insertion>
            <office:change-info>
              <dc:creator>G V</dc:creator>
              <dc:date>2006-03-29T18:07:00</dc:date>
            </office:change-info>
          </text:insertion>
        </text:changed-region>
        <text:changed-region text:id="ct55973912">
          <text:deletion>
            <office:change-info>
              <dc:creator>G V</dc:creator>
              <dc:date>2006-03-29T18:07:00</dc:date>
            </office:change-info>
            <text:p text:style-name="P6"><text:s/>they </text:p>
          </text:deletion>
        </text:changed-region>
        <text:changed-region text:id="ct55938400">
          <text:insertion>
            <office:change-info>
              <dc:creator>G V</dc:creator>
              <dc:date>2006-03-29T18:07:00</dc:date>
            </office:change-info>
          </text:insertion>
        </text:changed-region>
        <text:changed-region text:id="ct55935584">
          <text:insertion>
            <office:change-info>
              <dc:creator>G V</dc:creator>
              <dc:date>2006-03-29T18:07:00</dc:date>
            </office:change-info>
          </text:insertion>
        </text:changed-region>
        <text:changed-region text:id="ct55937952">
          <text:insertion>
            <office:change-info>
              <dc:creator>G V</dc:creator>
              <dc:date>2006-03-29T18:08:00</dc:date>
            </office:change-info>
          </text:insertion>
        </text:changed-region>
        <text:changed-region text:id="ct55937848">
          <text:deletion>
            <office:change-info>
              <dc:creator>G V</dc:creator>
              <dc:date>2006-03-29T18:08:00</dc:date>
            </office:change-info>
            <text:p text:style-name="P6">They</text:p>
          </text:deletion>
        </text:changed-region>
        <text:changed-region text:id="ct55937744">
          <text:insertion>
            <office:change-info>
              <dc:creator>G V</dc:creator>
              <dc:date>2006-03-29T18:01:00</dc:date>
            </office:change-info>
          </text:insertion>
        </text:changed-region>
        <text:changed-region text:id="ct55937640">
          <text:insertion>
            <office:change-info>
              <dc:creator>G V</dc:creator>
              <dc:date>2006-03-29T18:02:00</dc:date>
            </office:change-info>
          </text:insertion>
        </text:changed-region>
        <text:changed-region text:id="ct55934496">
          <text:insertion>
            <office:change-info>
              <dc:creator>G V</dc:creator>
              <dc:date>2006-03-29T18:01:00</dc:date>
            </office:change-info>
          </text:insertion>
        </text:changed-region>
        <text:changed-region text:id="ct56354168">
          <text:insertion>
            <office:change-info>
              <dc:creator>G V</dc:creator>
              <dc:date>2006-03-29T18:02:00</dc:date>
            </office:change-info>
          </text:insertion>
        </text:changed-region>
        <text:changed-region text:id="ct56354312">
          <text:insertion>
            <office:change-info>
              <dc:creator>G V</dc:creator>
              <dc:date>2006-03-29T18:03:00</dc:date>
            </office:change-info>
          </text:insertion>
        </text:changed-region>
        <text:changed-region text:id="ct56358376">
          <text:insertion>
            <office:change-info>
              <dc:creator>G V</dc:creator>
              <dc:date>2006-03-29T18:04:00</dc:date>
            </office:change-info>
          </text:insertion>
        </text:changed-region>
        <text:changed-region text:id="ct56358520">
          <text:insertion>
            <office:change-info>
              <dc:creator>G V</dc:creator>
              <dc:date>2006-03-29T18:05:00</dc:date>
            </office:change-info>
          </text:insertion>
        </text:changed-region>
        <text:changed-region text:id="ct56363896">
          <text:deletion>
            <office:change-info>
              <dc:creator>G V</dc:creator>
              <dc:date>2006-03-29T18:07:00</dc:date>
            </office:change-info>
            <text:p text:style-name="P6">They don't attacked.</text:p>
          </text:deletion>
        </text:changed-region>
        <text:changed-region text:id="ct56364888">
          <text:insertion>
            <office:change-info>
              <dc:creator>G V</dc:creator>
              <dc:date>2006-03-29T18:00:00</dc:date>
            </office:change-info>
          </text:insertion>
        </text:changed-region>
        <text:changed-region text:id="ct56373168">
          <text:deletion>
            <office:change-info>
              <dc:creator>G V</dc:creator>
              <dc:date>2006-03-29T18:09:00</dc:date>
            </office:change-info>
            <text:p text:style-name="P7">battlefield</text:p>
          </text:deletion>
        </text:changed-region>
        <text:changed-region text:id="ct56373312">
          <text:insertion>
            <office:change-info>
              <dc:creator>G V</dc:creator>
              <dc:date>2006-03-29T18:09:00</dc:date>
            </office:change-info>
          </text:insertion>
        </text:changed-region>
        <text:changed-region text:id="ct56373880">
          <text:insertion>
            <office:change-info>
              <dc:creator>G V</dc:creator>
              <dc:date>2006-03-29T18:10:00</dc:date>
            </office:change-info>
          </text:insertion>
        </text:changed-region>
        <text:changed-region text:id="ct56373984">
          <text:insertion>
            <office:change-info>
              <dc:creator>G V</dc:creator>
              <dc:date>2006-03-29T18:11:00</dc:date>
            </office:change-info>
          </text:insertion>
        </text:changed-region>
        <text:changed-region text:id="ct56374120">
          <text:deletion>
            <office:change-info>
              <dc:creator>G V</dc:creator>
              <dc:date>2006-03-29T18:10:00</dc:date>
            </office:change-info>
            <text:p text:style-name="P7">No water will be present.</text:p>
          </text:deletion>
        </text:changed-region>
        <text:changed-region text:id="ct56387440">
          <text:insertion>
            <office:change-info>
              <dc:creator>G V</dc:creator>
              <dc:date>2006-03-29T18:12:00</dc:date>
            </office:change-info>
          </text:insertion>
        </text:changed-region>
        <text:changed-region text:id="ct56387304">
          <text:insertion>
            <office:change-info>
              <dc:creator>G V</dc:creator>
              <dc:date>2006-03-29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9"><text:span text:style-name="T2">-</text:span><text:span text:style-name="T3"> Project 0 </text:span><text:span text:style-name="T2">-</text:span></text:p>
      <text:p text:style-name="P10">"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text:s/><text:tab/>2</text:p>
          <text:p text:style-name="P12">Design History<text:tab/>3</text:p>
          <text:p text:style-name="P13">Version 0.01a by XorfacX<text:tab/>3</text:p>
          <text:p text:style-name="P13">Version 0.01b by XorfacX<text:tab/>3</text:p>
          <text:p text:style-name="P13">Version 0.02 by XorfacX<text:tab/>3</text:p>
          <text:p text:style-name="P12">Battlefield<text:tab/>5</text:p>
          <text:p text:style-name="P12">Characters<text:tab/>6</text:p>
          <text:p text:style-name="P13">Player Characters<text:tab/>6</text:p>
          <text:p text:style-name="P13">Non Players characters<text:tab/>7</text:p>
          <text:p text:style-name="P12">Character Input<text:tab/>8</text:p>
          <text:p text:style-name="P12">Message<text:tab/>9</text:p>
          <text:p text:style-name="P12">Rendering System<text:tab/>10</text:p>
          <text:p text:style-name="P12">Sound System<text:tab/>11</text:p>
        </text:index-body>
      </text:table-of-content>
      <text:h text:style-name="P14" text:outline-level="1"><text:s/></text:h>
      <text:section text:style-name="Sect2" text:name="Section2">
        <text:h text:style-name="P15" text:outline-level="1">Design History</text:h>
        <text:h text:style-name="P1" text:outline-level="2">Version 0.01<text:change text:change-id="ct55957728"/> by XorfacX</text:h>
        <text:p text:style-name="P6">First version, expected to be read by other involved people and coded to test engine and motivate people.</text:p>
        <text:h text:style-name="P2" text:outline-level="2"><text:change text:change-id="ct55957592"/><text:change-start text:change-id="ct55958000"/></text:h>
        <text:h text:style-name="P2" text:outline-level="2">Version 0.02a by XorfacX</text:h>
        <text:p text:style-name="P3"/>
        <text:p text:style-name="P6"><text:change-end text:change-id="ct55958000"/><text:change-start text:change-id="ct55958136"/>2<text:span text:style-name="T4">nd</text:span> version with some addition to the gameplay. We are still using <text:change-end text:change-id="ct55958136"/><text:change-start text:change-id="ct55959768"/>Rage::SDL because all <text:span text:style-name="T5">necessary</text:span> is not yet available.</text:p>
        <text:p text:style-name="P6"><text:change-end text:change-id="ct55959768"/><text:change-start text:change-id="ct55959872"/>This version will see the introduction of a battlefield with various terrain type, a 2<text:span text:style-name="T4">nd</text:span> type of monster with some rules <text:change-end text:change-id="ct55959872"/><text:change-start text:change-id="ct55956256"/>of monster's location generation, animation for attack and more.</text:p>
        <text:h text:style-name="P2" text:outline-level="2"><text:change-end text:change-id="ct55956256"/><text:change-start text:change-id="ct55954520"/>Version 0.02b by XorfacX</text:h>
        <text:p text:style-name="P3">Specifications corrected to implement the two layers of the battlefield<text:change-end text:change-id="ct55954520"/><text:change-start text:change-id="ct55956152"/>: background and <text:span text:style-name="T5">environment</text:span>.<text:change-end text:change-id="ct55956152"/></text:p>
        <text:p text:style-name="P16"/>
        <text:p text:style-name="P16">Game Overview</text:p>
        <text:p text:style-name="P16"/>
        <text:p text:style-name="P4">This version is designed to help creators of the game "Project0".</text:p>
        <text:p text:style-name="P4">It's the first step to achieved for the project.</text:p>
        <text:p text:style-name="P4"/>
        <text:p text:style-name="P4">The game will take place in a 2D universe with no network management, no physical engine <text:change-start text:change-id="ct55952520"/>(only simple collisions) <text:change-end text:change-id="ct55952520"/>and no advanced IA.</text:p>
        <text:p text:style-name="P4"/>
        <text:p text:style-name="P4">The player will control one avatar designed in 2D and fight monsters which appears randomly on the battlefield.<text:change-start text:change-id="ct55957216"/> There will be 2 type of monsters with birth location<text:change-end text:change-id="ct55957216"/><text:change-start text:change-id="ct55957320"/> managed.<text:change-end text:change-id="ct55957320"/></text:p>
        <text:p text:style-name="P4"/>
        <text:p text:style-name="P4">The main focus is to <text:change-start text:change-id="ct55957456"/>con<text:change-end text:change-id="ct55957456"/><text:change-start text:change-id="ct55961280"/>tinue to build<text:change-end text:change-id="ct55961280"/><text:change text:change-id="ct55961144"/> the 2D engine<text:change text:change-id="ct55954384"/><text:change text:change-id="ct55960936"/><text:change text:change-id="ct55961040"/><text:change-start text:change-id="ct55954248"/></text:p>
        <text:p text:style-name="P17"/>
        <text:p text:style-name="P17">The battlefield wi<text:change-end text:change-id="ct55954248"/><text:change-start text:change-id="ct55954112"/>ll now show various terrain type with each type having its own<text:change-end text:change-id="ct55954112"/><text:change-start text:change-id="ct55954656"/> caracteristics.<text:change-end text:change-id="ct55954656"/></text:p>
        <text:p text:style-name="P4"/>
        <text:p text:style-name="P4">There are no character creation and only simple fights will be implemented.</text:p>
        <text:p text:style-name="P4"/>
        <text:p text:style-name="P4">The game take place on a small fixed battlefield of 40x40 square where characters occupy a place of one square.<text:change-start text:change-id="ct55953976"/></text:p>
        <text:p text:style-name="P4"/>
        <text:p text:style-name="P4"><text:change-end text:change-id="ct55953976"/><text:change-start text:change-id="ct55953840"/>The screen will have a fix <text:change-end text:change-id="ct55953840"/><text:change-start text:change-id="ct55953704"/>resolution but going to full screen or resize the windows will be possible.<text:change-end text:change-id="ct55953704"/></text:p>
        <text:p text:style-name="P4"/>
        <text:p text:style-name="P18">There are no climate management nor day and night cycle, time and so on.</text:p>
        <text:p text:style-name="P18"/>
        <text:p text:style-name="P18">Quests are non presents nor experience management.</text:p>
        <text:p text:style-name="P18"/>
        <text:p text:style-name="P18">No <text:change-start text:change-id="ct55953600"/>global <text:change-end text:change-id="ct55953600"/>music and sfx management<text:change-start text:change-id="ct55949176"/> however sfx will be <text:change-end text:change-id="ct55949176"/><text:change-start text:change-id="ct55952416"/>present inside the escape menu<text:change-end text:change-id="ct55952416"/>.</text:p>
        <text:p text:style-name="P18"/>
        <text:p text:style-name="P18">Frame per second management will be present in order to give same game experience on all hardware configurations.<text:change-start text:change-id="ct55952312"/> <text:change-end text:change-id="ct55952312"/><text:change-start text:change-id="ct55952208"/>Now everything will be ge<text:change-end text:change-id="ct55952208"/><text:change-start text:change-id="ct55952104"/>nerated each 1/60s in order to implement fluidity and remove limitations of one operation each cycle<text:change-end text:change-id="ct55952104"/><text:change-start text:change-id="ct55952640"/> (in v0.01 we can only move once each cycle for example).</text:p>
        <text:p text:style-name="P18"><text:change-end text:change-id="ct55952640"/><text:change-start text:change-id="ct55950144"/>Attack animation will be fluid and well represented.</text:p>
        <text:p text:style-name="P18"/>
        <text:p text:style-name="P18"><text:change-end text:change-id="ct55950144"/><text:change-start text:change-id="ct55949688"/>Error management will be present inside the C++ code (using try &amp; catch methods).<text:change-end text:change-id="ct55949688"/></text:p>
        <text:p text:style-name="P18"/>
        <text:p text:style-name="P18"/>
        <text:p text:style-name="P19"/>
        <text:h text:style-name="P20" text:outline-level="2"/>
        <text:h text:style-name="P15" text:outline-level="1">Battlefield</text:h>
        <text:p text:style-name="P5">Each square is a 32*32 pixel surface. That means the battlefield will have 1280*1280px.</text:p>
        <text:p text:style-name="P5">The battlefield will be bigger than the resolution in order to implement camera and scrolling.</text:p>
        <text:p text:style-name="P5"><text:change text:change-id="ct55949536"/><text:change-start text:change-id="ct55949384"/></text:p>
        <text:p text:style-name="P5"/>
        <text:p text:style-name="P5">The status bar will be present at the end of the screen.</text:p>
        <text:p text:style-name="P5"/>
        <text:p text:style-name="P5"><text:change-end text:change-id="ct55949384"/><text:change-start text:change-id="ct55949280"/>The battlefield is now formed fr<text:change-end text:change-id="ct55949280"/><text:change-start text:change-id="ct55949040"/>om an environment layer over a background layer<text:change-end text:change-id="ct55949040"/><text:change-start text:change-id="ct55948888"/>. Obviously the environment rules have priority over terrain rules.<text:change-end text:change-id="ct55948888"/><text:change-start text:change-id="ct55938296"/></text:p>
        <text:h text:style-name="Heading_20_2" text:outline-level="2">Background</text:h>
        <text:p text:style-name="P5">Now there will be various terrain type<text:change-end text:change-id="ct55938296"/><text:change-start text:change-id="ct55938160"/> with each type having its own rules. A background map will be created and the background will be generated from it.</text:p>
        <text:p text:style-name="P5"/>
        <text:p text:style-name="P5">Terrain type will be:</text:p>
        <text:list text:style-name="L2">
          <text:list-item>
            <text:p text:style-name="P21">Normal: actual green sprite, everyone can go on this type</text:p>
          </text:list-item>
          <text:list-item>
            <text:p text:style-name="P21">River: river sprite, monster type 2 can't cross, monster type 1 and character can cross</text:p>
          </text:list-item>
          <text:list-item>
            <text:p text:style-name="P21">Lake: lake sprite, no one can't go on this type</text:p>
          </text:list-item>
          <text:list-item>
            <text:p text:style-name="P21">Sand: sand sprite, monster type 2 can go but no one else</text:p>
          </text:list-item>
          <text:list-item>
            <text:p text:style-name="P21">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will be presents with each item having its own rules. An environment map will be created and the environment will be generated from it.</text:p>
        <text:p text:style-name="P5"/>
        <text:p text:style-name="P5">Environment items will be:</text:p>
        <text:list text:style-name="L2">
          <text:list-item text:start-value="1">
            <text:p text:style-name="P21">Tree: tree sprite, no one can't go on this type</text:p>
          </text:list-item>
          <text:list-item>
            <text:p text:style-name="P21">Wall: wall sprite, no one can't go on this type</text:p>
          </text:list-item>
          <text:list-item>
            <text:p text:style-name="P21">Rock : rock sprite, no one can't go on this type</text:p>
          </text:list-item>
          <text:list-item>
            <text:p text:style-name="P21">House: house sprite, monsters can't go but character can</text:p>
          </text:list-item>
          <text:list-item>
            <text:p text:style-name="P21">Bridge: bridge sprite, everyone can use it to cross rivers/lake</text:p>
          </text:list-item>
        </text:list>
        <text:p text:style-name="P5"/>
        <text:p text:style-name="P5"/>
        <text:p text:style-name="P5"><text:change-end text:change-id="ct55938160"/></text:p>
        <text:h text:style-name="P15" text:outline-level="1">Characters</text:h>
        <text:p text:style-name="P6">Player and monsters will be able to move in all the 4 direction aka up, left, right, down but not the diagonals.</text:p>
        <text:p text:style-name="P6"/>
        <text:p text:style-name="P4">Characters and Monsters will be represented by a 32*32 pixel surface.<text:change-start text:change-id="ct55938056"/></text:p>
        <text:p text:style-name="P4"/>
        <text:p text:style-name="P4">There will be 2 type of monsters derivating from the same mother class<text:change-end text:change-id="ct55938056"/><text:change-start text:change-id="ct55939456"/>.</text:p>
        <text:p text:style-name="P4"><text:change-end text:change-id="ct55939456"/><text:change-start text:change-id="ct55939320"/>The 2 types will be skeleton (type 1) and worms<text:change-end text:change-id="ct55939320"/><text:change-start text:change-id="ct55939184"/> (type 2).<text:change-end text:change-id="ct55939184"/></text:p>
        <text:p text:style-name="P6"/>
        <text:p text:style-name="P6">Player won't be able to go on Monster's square until they are dead.</text:p>
        <text:p text:style-name="P6">Monsters won't be able to go on Player's square.</text:p>
        <text:p text:style-name="P6">Monsters <text:change-start text:change-id="ct55939048"/>type 1<text:change-end text:change-id="ct55939048"/>can go on other Monsters <text:change-start text:change-id="ct55938776"/>type 1 <text:change-end text:change-id="ct55938776"/>square<text:change-start text:change-id="ct55938640"/> but not on monster type 2 square<text:change-end text:change-id="ct55938640"/>.<text:change-start text:change-id="ct55938504"/></text:p>
        <text:p text:style-name="P6">Monsters type 2 can go on other Monsters type 2 square but not on monster type 1 square.<text:change-end text:change-id="ct55938504"/></text:p>
        <text:p text:style-name="P6">No one leave the battlefield by the limits of the field.</text:p>
        <text:p text:style-name="P6">No one go on the status bar.</text:p>
        <text:h text:style-name="P20" text:outline-level="2">Player Characters</text:h>
        <text:p text:style-name="P22">There are no character creation. Player's have no life management and so no recovery management. Nor magic neither death exist for PC. Experience is not present.</text:p>
        <text:p text:style-name="P22"/>
        <text:p text:style-name="P23">Attributes, skills, ladders, masterisation, resistance and armor are not presents<text:span text:style-name="T6">. They </text:span>have no influence at all on the game world, fights, ... !</text:p>
        <text:p text:style-name="P24"/>
        <text:p text:style-name="P24">Players will have two way of attack: melee and distant with theirs own sprites.</text:p>
        <text:p text:style-name="P24">The melee weapon does instant kill at one square distance.</text:p>
        <text:p text:style-name="P24">The distant weapon does instant kill between one square and three squares. The distant weapon will be a bow and so there will be the arrow management.</text:p>
        <text:p text:style-name="P25"/>
        <text:p text:style-name="P25">Hit/Miss will be possible in the four directions up, down, right, left.</text:p>
        <text:p text:style-name="P25">If miss at distance, the arrow will disappears.</text:p>
        <text:p text:style-name="P25">Attack direction will be managed.<text:change-start text:change-id="ct55934224"/></text:p>
        <text:p text:style-name="P25"/>
        <text:p text:style-name="P25">A<text:change-end text:change-id="ct55934224"/><text:change-start text:change-id="ct55896808"/>ttack animation will be presents and tweaked to make animation fluid.</text:p>
        <text:p text:style-name="P25"><text:change-end text:change-id="ct55896808"/><text:change-start text:change-id="ct55933952"/>It will be the same for arrow movements.<text:change-end text:change-id="ct55933952"/></text:p>
        <text:h text:style-name="P26" text:outline-level="2">Non Players characters</text:h>
        <text:p text:style-name="P6">There are only one type of NPC: monsters that randomly appeared on the battlefield.</text:p>
        <text:p text:style-name="P6"/>
        <text:p text:style-name="P6"><text:change text:change-id="ct55977920"/><text:change-start text:change-id="ct55977816"/><text:s/>Monsters <text:change-end text:change-id="ct55977816"/><text:s/>move in all directions randomly each program cycle.</text:p>
        <text:p text:style-name="P6"/>
        <text:p text:style-name="P6">When hit,<text:change text:change-id="ct55973912"/><text:change-start text:change-id="ct55938400"/> monsters <text:change-end text:change-id="ct55938400"/>will be instantly killed and will be disappeared from the battlefield.<text:change-start text:change-id="ct55935584"/></text:p>
        <text:p text:style-name="P6"/>
        <text:p text:style-name="P6">Monsters don't attacked.<text:change-end text:change-id="ct55935584"/></text:p>
        <text:p text:style-name="P6"/>
        <text:p text:style-name="P6"><text:change-start text:change-id="ct55937952"/>Monsters<text:change-end text:change-id="ct55937952"/><text:change text:change-id="ct55937848"/> appears at least at 3 square or more from the PC in each directions.<text:change-start text:change-id="ct55937744"/></text:p>
        <text:p text:style-name="P6"/>
        <text:p text:style-name="P6">There will be 2 monsters type with their own general sprite.<text:change-end text:change-id="ct55937744"/></text:p>
        <text:p text:style-name="P6"/>
        <text:p text:style-name="P6">Their regeneration will be managed between an initial value of monsters present on the battlefield and a maximum value.<text:change-start text:change-id="ct55937640"/></text:p>
        <text:p text:style-name="P6"><text:change-end text:change-id="ct55937640"/><text:change-start text:change-id="ct55934496"/>Monsters generation will be managed by area<text:change-end text:change-id="ct55934496"/><text:change-start text:change-id="ct56354168"/>:</text:p>
        <text:list text:style-name="L3">
          <text:list-item>
            <text:p text:style-name="P27">Area 1 <text:change-end text:change-id="ct56354168"/><text:change-start text:change-id="ct56354312"/>(x=0, y=0, w=640, h=640): mo<text:change-end text:change-id="ct56354312"/><text:change-start text:change-id="ct56358376"/>nsters type 1 can be generated inside this area but monster type 2 can't</text:p>
          </text:list-item>
          <text:list-item>
            <text:p text:style-name="P27">Area 2 (x=640, y=0, w=640, h=640): no monsters type can be generated here</text:p>
          </text:list-item>
          <text:list-item>
            <text:p text:style-name="P27">Area 3 (x=0 y=640, w=640, h=640): all monsters type can be generated here</text:p>
          </text:list-item>
          <text:list-item>
            <text:p text:style-name="P27">Area 7 (x=640, y=640, w=640, h=640): monsters type 2 can be generated inside this area but monster type 1 can't</text:p>
          </text:list-item>
        </text:list>
        <text:p text:style-name="P6"/>
        <text:p text:style-name="P6">Be careful that birth area <text:change-end text:change-id="ct56358376"/><text:change-start text:change-id="ct56358520"/>mustn't and won't affect moves possibilities.<text:change-end text:change-id="ct56358520"/></text:p>
        <text:p text:style-name="P6"/>
        <text:p text:style-name="P6"><text:change text:change-id="ct56363896"/><text:change-start text:change-id="ct56364888"/></text:p>
        <text:p text:style-name="P6"/>
        <text:p text:style-name="P6"><text:change-end text:change-id="ct56364888"/></text:p>
        <text:h text:style-name="P28" text:outline-level="1">Character Input</text:h>
        <text:p text:style-name="P17">Players will be able to move by using the keyboard only with predefined touch and exit the game using the same way.</text:p>
        <text:p text:style-name="P17">Inputs:</text:p>
        <text:p text:style-name="P17">Up: Num8 or Up; Right: Num9 or Left; Down: Num5 or Down; Left: Num7 or Left; Attack: Num/ or Right Ctrl; Change Attack Style Between Distant and Melee: Num* or Right Shift.</text:p>
        <text:list text:style-name="L4">
          <text:list-header>
            <text:p text:style-name="P29"/>
          </text:list-header>
        </text:list>
        <text:p text:style-name="P7"/>
        <text:p text:style-name="P7">Player has two keyboard layout in order to work on laptop because their numpad is not available easily.</text:p>
        <text:p text:style-name="P7"/>
        <text:p text:style-name="P7">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text:change text:change-id="ct56373168"/><text:change-start text:change-id="ct56373312"/>game<text:change-end text:change-id="ct56373312"/>.</text:p>
        <text:h text:style-name="P15" text:outline-level="1">Message</text:h>
        <text:p text:style-name="P22">A status bar will be available at the bottom of the screen.</text:p>
        <text:p text:style-name="P22">It dimension will be 640*32px aka the last line.</text:p>
        <text:p text:style-name="P22"/>
        <text:p text:style-name="P22">Messages will be displayed on the status bar.</text:p>
        <text:p text:style-name="P22">Their will be messages displayed when melee/distant hit or miss.</text:p>
        <text:h text:style-name="P15" text:outline-level="1">Rendering System</text:h>
        <text:p text:style-name="P6"/>
        <text:p text:style-name="P7">The rendering will be 2D only with fix camera looking the battlefield from the sky. Scrolling camera will be available to go in non initial displayed area of the battlefield.</text:p>
        <text:p text:style-name="P7"/>
        <text:p text:style-name="P7">The screen definition will be 640*480 in 32b. No change will be available.<text:change-start text:change-id="ct56373880"/></text:p>
        <text:p text:style-name="P7"/>
        <text:p text:style-name="P7">Going to full screen is possible using the F12 key.</text:p>
        <text:p text:style-name="P7"/>
        <text:p text:style-name="P7">Resize of the windows mus<text:change-end text:change-id="ct56373880"/><text:change-start text:change-id="ct56373984"/>t be possible too.<text:change-end text:change-id="ct56373984"/></text:p>
        <text:p text:style-name="P7"/>
        <text:p text:style-name="P7">The game engine will be RAGE:SDL currently in development.</text:p>
        <text:p text:style-name="P19"/>
        <text:p text:style-name="P7"><text:change text:change-id="ct56374120"/></text:p>
        <text:p text:style-name="P7"/>
        <text:p text:style-name="P7">Collision between monsters and players will be managed. Collision with the battlefield limit to (see Characters sections for details).</text:p>
        <text:p text:style-name="P7"/>
        <text:p text:style-name="P7">No lighting model.</text:p>
        <text:p text:style-name="P7"/>
        <text:p text:style-name="P7">Characters/Monsters will be rendered has fixed bitmap moving other a 2D surface.<text:change-start text:change-id="ct56387440"/></text:p>
        <text:h text:style-name="P30" text:outline-level="1">Sound System</text:h>
        <text:p text:style-name="P7">There will <text:span text:style-name="T7">only </text:span><text:span text:style-name="T8">be sound inside the menu that </text:span><text:change-end text:change-id="ct56387440"/><text:change-start text:change-id="ct56387304"/><text:span text:style-name="T8">allow the player to quit. A simple sfx sound will be present each time the player switch between options.</text:span><text:change-end text:change-id="ct563873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6-04-10T20:01:09</dc:date>
    <meta:print-date>2005-10-04T17:36:00</meta:print-date>
    <dc:language>en-US</dc:language>
    <meta:editing-cycles>49</meta:editing-cycles>
    <meta:editing-duration>PT15H2M25S</meta:editing-duration>
    <meta:user-defined meta:name="Info 1"/>
    <meta:user-defined meta:name="Info 2"/>
    <meta:user-defined meta:name="Info 3"/>
    <meta:user-defined meta:name="Info 4"/>
    <meta:document-statistic meta:table-count="0" meta:image-count="0" meta:object-count="0" meta:page-count="11" meta:paragraph-count="136" meta:word-count="1513" meta:character-count="8574"/>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list>
</file>